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officeooo:rsid="0029e3e1" officeooo:paragraph-rsid="0029e3e1"/>
    </style:style>
    <style:style style:name="P2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.176cm" fo:margin-bottom="0.176cm" style:contextual-spacing="false" fo:line-height="0.423cm" fo:text-align="center" style:justify-single-word="false" fo:text-indent="0cm" style:auto-text-indent="false" fo:break-before="pag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  <style:text-properties style:font-name="Times New Roman" fo:font-size="11pt" officeooo:paragraph-rsid="0014128f" style:font-size-asian="11pt" style:font-size-complex="11pt"/>
    </style:style>
    <style:style style:name="P5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 fo:break-before="pag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margin-left="0cm" fo:margin-right="0cm" fo:margin-top="0.176cm" fo:margin-bottom="0.176cm" style:contextual-spacing="false" fo:line-height="0.423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.176cm" fo:margin-bottom="0.176cm" style:contextual-spacing="false" fo:line-height="0.423cm" fo:text-align="justify" style:justify-single-word="false" fo:text-indent="0cm" style:auto-text-indent="false"/>
      <style:text-properties style:font-name="Times New Roman" fo:font-size="11pt" officeooo:paragraph-rsid="0014128f" style:font-size-asian="11pt" style:font-size-complex="11pt"/>
    </style:style>
    <style:style style:name="P10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  <style:text-properties style:font-name="Times New Roman" fo:font-size="11pt" fo:background-color="#141312" style:font-size-asian="11pt" style:font-size-complex="11pt"/>
    </style:style>
    <style:style style:name="P11" style:family="paragraph" style:parent-style-name="Standard">
      <style:paragraph-properties fo:margin-left="0cm" fo:margin-right="0cm" fo:margin-top="0.176cm" fo:margin-bottom="0.176cm" style:contextual-spacing="false" fo:line-height="0.423cm" fo:text-align="center" style:justify-single-word="false" fo:text-indent="0cm" style:auto-text-indent="false"/>
      <style:text-properties fo:color="#4f81bd" loext:opacity="100%" style:font-name="Times New Roman" fo:font-size="11pt" fo:letter-spacing="normal" fo:background-color="transparent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.176cm" fo:margin-bottom="0.176cm" style:contextual-spacing="false" fo:line-height="0.423cm" fo:text-align="justify" style:justify-single-word="false" fo:text-indent="0cm" style:auto-text-indent="false"/>
      <style:text-properties style:use-window-font-color="true" loext:opacity="0%" style:font-name="Times New Roman" fo:font-size="11pt" fo:letter-spacing="normal" officeooo:paragraph-rsid="0014128f" fo:background-color="transparent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cm" fo:margin-right="0cm" fo:margin-top="0.176cm" fo:margin-bottom="0.176cm" style:contextual-spacing="false" fo:line-height="0.423cm" fo:text-align="justify" style:justify-single-word="false" fo:text-indent="0cm" style:auto-text-indent="false"/>
      <style:text-properties style:use-window-font-color="true" loext:opacity="0%" style:font-name="Times New Roman" fo:font-size="11pt" fo:letter-spacing="normal" fo:background-color="transparent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1pt" fo:letter-spacing="normal" fo:background-color="transparent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  <style:text-properties fo:color="#76923c" loext:opacity="100%" style:font-name="Times New Roman" fo:font-size="11pt" fo:letter-spacing="normal" fo:background-color="transparent" style:font-name-asian="Calibri1" style:font-size-asian="11pt" style:font-name-complex="Calibri1" style:font-size-complex="11pt"/>
    </style:style>
    <style:style style:name="P16" style:family="paragraph" style:parent-style-name="Standard" style:list-style-name="WWNum3">
      <style:paragraph-properties fo:margin-left="1.27cm" fo:margin-right="0cm" fo:margin-top="0.176cm" fo:margin-bottom="0.176cm" style:contextual-spacing="false" fo:line-height="0.423cm" fo:text-align="start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cm" fo:margin-right="0cm" fo:margin-top="0.176cm" fo:margin-bottom="0.176cm" style:contextual-spacing="false" fo:line-height="0.423cm" fo:text-align="start" style:justify-single-word="false" fo:text-indent="0cm" style:auto-text-indent="false"/>
      <style:text-properties fo:color="#4f81bd" loext:opacity="100%" style:font-name="Times New Roman" fo:font-size="11pt" fo:letter-spacing="normal" fo:font-weight="bold" fo:background-color="transparent" style:font-name-asian="Calibri1" style:font-size-asian="11pt" style:font-weight-asian="bold" style:font-name-complex="Calibri1" style:font-size-complex="11pt"/>
    </style:style>
    <style:style style:name="T1" style:family="text">
      <style:text-properties fo:color="#4f81bd" loext:opacity="100%" fo:letter-spacing="normal" fo:font-weight="bold" fo:background-color="transparent" loext:char-shading-value="0" style:font-name-asian="Times New Roman1" style:font-weight-asian="bold" style:font-name-complex="Times New Roman1"/>
    </style:style>
    <style:style style:name="T2" style:family="text">
      <style:text-properties fo:color="#4f81bd" loext:opacity="100%" fo:letter-spacing="normal" fo:font-weight="bold" fo:background-color="transparent" loext:char-shading-value="0" style:font-name-asian="Calibri1" style:font-weight-asian="bold" style:font-name-complex="Calibri1"/>
    </style:style>
    <style:style style:name="T3" style:family="text">
      <style:text-properties style:use-window-font-color="true" loext:opacity="0%" style:font-name="Times New Roman" fo:font-size="11pt" fo:letter-spacing="normal" fo:background-color="transparent" loext:char-shading-value="0" style:font-name-asian="Calibri1" style:font-size-asian="11pt" style:font-name-complex="Calibri1" style:font-size-complex="11pt"/>
    </style:style>
    <style:style style:name="T4" style:family="text">
      <style:text-properties style:use-window-font-color="true" loext:opacity="0%" fo:letter-spacing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loext:opacity="0%" fo:letter-spacing="normal" style:text-underline-style="solid" style:text-underline-width="auto" style:text-underline-color="font-color" fo:background-color="transparent" loext:char-shading-value="0" style:font-name-asian="Calibri1" style:font-name-complex="Calibri1"/>
    </style:style>
    <style:style style:name="T6" style:family="text">
      <style:text-properties style:use-window-font-color="true" loext:opacity="0%" fo:letter-spacing="normal" style:text-underline-style="solid" style:text-underline-width="auto" style:text-underline-color="font-color" fo:font-weight="bold" fo:background-color="transparent" loext:char-shading-value="0" style:font-name-asian="Calibri1" style:font-weight-asian="bold" style:font-name-complex="Calibri1"/>
    </style:style>
    <style:style style:name="T7" style:family="text">
      <style:text-properties style:use-window-font-color="true" loext:opacity="0%" fo:letter-spacing="normal" fo:font-weight="bold" fo:background-color="transparent" loext:char-shading-value="0" style:font-name-asian="Calibri1" style:font-weight-asian="bold" style:font-name-complex="Calibri1"/>
    </style:style>
    <style:style style:name="T8" style:family="text">
      <style:text-properties style:use-window-font-color="true" loext:opacity="0%" fo:letter-spacing="normal" fo:font-style="italic" fo:background-color="transparent" loext:char-shading-value="0" style:font-name-asian="Calibri1" style:font-style-asian="italic" style:font-name-complex="Calibri1"/>
    </style:style>
    <style:style style:name="T9" style:family="text">
      <style:text-properties style:use-window-font-color="true" loext:opacity="0%" fo:letter-spacing="normal" fo:font-style="italic" fo:font-weight="bold" fo:background-color="transparent" loext:char-shading-value="0" style:font-name-asian="Calibri1" style:font-style-asian="italic" style:font-weight-asian="bold" style:font-name-complex="Calibri1"/>
    </style:style>
    <style:style style:name="T10" style:family="text">
      <style:text-properties fo:color="#0000ff" loext:opacity="100%" style:font-name="Times New Roman" fo:font-size="11pt" fo:letter-spacing="normal" style:text-underline-style="solid" style:text-underline-width="auto" style:text-underline-color="font-color" fo:background-color="transparent" loext:char-shading-value="0" style:font-name-asian="Calibri1" style:font-size-asian="11pt" style:font-name-complex="Calibri1" style:font-size-complex="11pt"/>
    </style:style>
    <style:style style:name="T11" style:family="text">
      <style:text-properties fo:color="#76923c" loext:opacity="100%" fo:letter-spacing="normal" fo:font-weight="bold" fo:background-color="transparent" loext:char-shading-value="0" style:font-name-asian="Calibri1" style:font-weight-asian="bold" style:font-name-complex="Calibri1"/>
    </style:style>
    <style:style style:name="T12" style:family="text">
      <style:text-properties fo:color="#76923c" loext:opacity="100%" fo:letter-spacing="normal" fo:background-color="transparent" loext:char-shading-value="0" style:font-name-asian="Calibri1" style:font-name-complex="Calibri1"/>
    </style:style>
    <style:style style:name="T13" style:family="text">
      <style:text-properties fo:color="#76923c" loext:opacity="100%" style:font-name="Times New Roman" fo:font-size="11pt" fo:letter-spacing="normal" fo:background-color="transparent" loext:char-shading-value="0" style:font-name-asian="Calibri1" style:font-size-asian="11pt" style:font-name-complex="Calibri1" style:font-size-complex="11pt"/>
    </style:style>
    <style:style style:name="T14" style:family="text">
      <style:text-properties fo:color="#76923c" loext:opacity="100%" style:font-name="Times New Roman" fo:font-size="11pt" fo:letter-spacing="normal" fo:font-weight="bold" fo:background-color="transparent" loext:char-shading-value="0" style:font-name-asian="Calibri1" style:font-size-asian="11pt" style:font-weight-asian="bold" style:font-name-complex="Calibri1" style:font-size-complex="11pt"/>
    </style:style>
    <style:style style:name="T15" style:family="text">
      <style:text-properties fo:color="#fb4934" loext:opacity="100%"/>
    </style:style>
    <style:style style:name="T16" style:family="text">
      <style:text-properties fo:color="#fb4934" loext:opacity="100%" fo:letter-spacing="normal" fo:background-color="transparent" loext:char-shading-value="0" style:font-name-asian="Calibri1" style:font-name-complex="Calibri1"/>
    </style:style>
    <style:style style:name="T17" style:family="text">
      <style:text-properties fo:color="#fb4934" loext:opacity="100%" fo:letter-spacing="normal" style:font-name-asian="Calibri1" style:font-name-complex="Calibri1"/>
    </style:style>
    <style:style style:name="T18" style:family="text">
      <style:text-properties fo:color="#a9b7c6" loext:opacity="100%"/>
    </style:style>
    <style:style style:name="T19" style:family="text">
      <style:text-properties fo:color="#a9b7c6" loext:opacity="100%" fo:letter-spacing="normal" fo:background-color="transparent" loext:char-shading-value="0" style:font-name-asian="Calibri1" style:font-name-complex="Calibri1"/>
    </style:style>
    <style:style style:name="T20" style:family="text">
      <style:text-properties fo:color="#83a598" loext:opacity="100%"/>
    </style:style>
    <style:style style:name="T21" style:family="text">
      <style:text-properties fo:color="#83a598" loext:opacity="100%" fo:letter-spacing="normal" fo:background-color="transparent" loext:char-shading-value="0" style:font-name-asian="Calibri1" style:font-name-complex="Calibri1"/>
    </style:style>
    <style:style style:name="T22" style:family="text">
      <style:text-properties fo:color="#83a598" loext:opacity="100%" fo:letter-spacing="normal" style:font-name-asian="Calibri1" style:font-name-complex="Calibri1"/>
    </style:style>
    <style:style style:name="T23" style:family="text">
      <style:text-properties fo:color="#a89984" loext:opacity="100%"/>
    </style:style>
    <style:style style:name="T24" style:family="text">
      <style:text-properties fo:color="#a89984" loext:opacity="100%" fo:letter-spacing="normal" fo:background-color="transparent" loext:char-shading-value="0" style:font-name-asian="Calibri1" style:font-name-complex="Calibri1"/>
    </style:style>
    <style:style style:name="T25" style:family="text">
      <style:text-properties fo:color="#b8bb26" loext:opacity="100%"/>
    </style:style>
    <style:style style:name="T26" style:family="text">
      <style:text-properties fo:color="#b8bb26" loext:opacity="100%" fo:letter-spacing="normal" fo:background-color="transparent" loext:char-shading-value="0" style:font-name-asian="Calibri1" style:font-name-complex="Calibri1"/>
    </style:style>
    <style:style style:name="T27" style:family="text">
      <style:text-properties fo:color="#fabd2f" loext:opacity="100%"/>
    </style:style>
    <style:style style:name="T28" style:family="text">
      <style:text-properties fo:color="#fabd2f" loext:opacity="100%" fo:letter-spacing="normal" fo:background-color="transparent" loext:char-shading-value="0" style:font-name-asian="Calibri1" style:font-name-complex="Calibri1"/>
    </style:style>
    <style:style style:name="T29" style:family="text">
      <style:text-properties fo:color="#d3869b" loext:opacity="100%"/>
    </style:style>
    <style:style style:name="T30" style:family="text">
      <style:text-properties fo:color="#d3869b" loext:opacity="100%" fo:letter-spacing="normal" fo:background-color="transparent" loext:char-shading-value="0" style:font-name-asian="Calibri1" style:font-name-complex="Calibri1"/>
    </style:style>
    <style:style style:name="T31" style:family="text">
      <style:text-properties fo:letter-spacing="normal" style:font-name-asian="Calibri1" style:font-name-complex="Calibri1"/>
    </style:style>
    <style:style style:name="T32" style:family="text">
      <style:text-properties fo:color="#c9211e" loext:opacity="100%" fo:letter-spacing="normal" fo:font-weight="bold" fo:background-color="transparent" loext:char-shading-value="0" style:font-name-asian="Calibri1" style:font-weight-asian="bold" style:font-name-complex="Calibri1" style:font-weight-complex="bold"/>
    </style:style>
    <style:style style:name="T33" style:family="text">
      <style:text-properties fo:color="#c9211e" loext:opacity="100%" fo:letter-spacing="normal" fo:font-weight="bold" officeooo:rsid="0029e3e1" fo:background-color="transparent" loext:char-shading-value="0" style:font-name-asian="Calibri1" style:font-weight-asian="bold" style:font-name-complex="Calibri1" style:font-weight-complex="bold"/>
    </style:style>
    <style:style style:name="fr1" style:family="graphic" style:parent-style-name="OLE">
      <style:graphic-properties fo:margin-left="0cm" fo:margin-right="0cm" fo:margin-top="0cm" fo:margin-bottom="0.176cm" style:wrap="run-through" style:number-wrapped-paragraphs="no-limit" style:vertical-pos="from-top" style:vertical-rel="paragraph" style:horizontal-pos="from-left" style:horizontal-rel="paragraph" draw:visible-area-left="0cm" draw:visible-area-top="0cm" draw:visible-area-width="5.002cm" draw:visible-area-height="5.002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P SQL <text:s/>- Les Vins</text:p>
      <text:p text:style-name="P2"><text:span text:style-name="T3">On considère une base COOPERATIVE qui possède le schéma relationnel</text:span><text:a xlink:type="simple" xlink:href="http://www-inf.it-sudparis.eu/cours/bd/index.php?idr=35" text:style-name="Standard" text:visited-style-name="Standard"><text:span text:style-name="T10"> </text:span></text:a><text:span text:style-name="T3">suivant :</text:span></text:p>
      <text:list text:style-name="WWNum3">
        <text:list-item>
          <text:p text:style-name="P16"><text:span text:style-name="T4">VINS (</text:span><text:span text:style-name="T5">Num</text:span><text:span text:style-name="T4">, Cru, Annee, Degre)</text:span></text:p>
        </text:list-item>
        <text:list-item>
          <text:p text:style-name="P16"><text:span text:style-name="T4">PRODUCTEURS (</text:span><text:span text:style-name="T5">Num</text:span><text:span text:style-name="T4">, Nom, Prenom, Region)</text:span></text:p>
        </text:list-item>
        <text:list-item>
          <text:p text:style-name="P16"><text:span text:style-name="T4">RECOLTES (</text:span><text:span text:style-name="T6">Nprod, Nvin</text:span><text:span text:style-name="T4">, Quantite)</text:span></text:p>
        </text:list-item>
      </text:list>
      <text:p text:style-name="P8"><text:span text:style-name="T4">Un vin est caractérisé par un numéro entier, un cru, une année de production et un degré. L'ensemble des vins est représenté par la </text:span><text:span text:style-name="T7">relation VINS</text:span><text:span text:style-name="T4">. La </text:span><text:span text:style-name="T7">clé</text:span><text:span text:style-name="T4"> de la relation VINS est l'attribut Num.</text:span></text:p>
      <text:p text:style-name="P9"><text:span text:style-name="T4">Un producteur est caractérisé par un numéro entier, un nom, un prénom et une région. L'ensemble des producteurs est représenté par la </text:span><text:span text:style-name="T7">relation PRODUCTEURS</text:span><text:span text:style-name="T4">. La </text:span><text:span text:style-name="T7">clé</text:span><text:span text:style-name="T4"> de la relation PRODUCTEURS est </text:span></text:p>
      <text:p text:style-name="P12">l'attribut Num.</text:p>
      <text:p text:style-name="P8"><text:span text:style-name="T4">Un producteur produit zéro ou plusieurs vins. Réciproquement, un vin est produit par zéro ou plusieurs producteurs (éventuellement aucun!). L'ensemble des productions est représenté par la </text:span><text:span text:style-name="T7">relation RECOLTES</text:span><text:span text:style-name="T4">. Un tuple de RECOLTES représente une production particulière d'un vin de numéro Nvin par un producteur de numéro Nprod en une certaine quantité La </text:span><text:span text:style-name="T7">clé</text:span><text:span text:style-name="T4"> de la relation RECOLTES est le groupe d'attributs (Nvin,Nprod).</text:span></text:p>
      <text:p text:style-name="P8"><draw:frame draw:style-name="fr1" draw:name="Object1" text:anchor-type="paragraph" svg:x="0cm" svg:y="0.086cm" svg:width="16.625cm" svg:height="9.906cm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text:span text:style-name="T4"/></text:p>
      <text:p text:style-name="P3"/>
      <text:p text:style-name="P4"><text:span text:style-name="T1">1</text:span><text:span text:style-name="T2">. Objectifs</text:span></text:p>
      <text:p text:style-name="P13">Il s'agit d'apprendre à interroger une base de données existante avec le langage SQL. Le sujet se compose d'une liste de questions classées de la plus facile vers la plus difficile.</text:p>
      <text:p text:style-name="P17">2. Liste des questions</text:p>
      <text:p text:style-name="P5"><text:span text:style-name="T7">2.1</text:span><text:span text:style-name="T4"> Donner la liste des producteurs (nom, prénom et région) triée par nom.</text:span></text:p>
      <text:p text:style-name="P14">128 tuples</text:p>
      <text:p text:style-name="Preformatted_20_Text"><text:span text:style-name="T16">SELECT</text:span><text:span text:style-name="T19"> *</text:span></text:p>
      <text:p text:style-name="Preformatted_20_Text"><text:span text:style-name="T15">FROM</text:span><text:span text:style-name="T18"> </text:span><text:span text:style-name="T20">PRODUCTEURS</text:span><text:span text:style-name="T18">;</text:span></text:p>
      <text:p text:style-name="P5"><text:span text:style-name="T7">2.2</text:span><text:span text:style-name="T4"> Quels sont les producteurs de la région du Beaujolais?</text:span></text:p>
      <text:p text:style-name="P14"> 15 tuples</text:p>
      <text:p text:style-name="Preformatted_20_Text"><text:span text:style-name="T16">SELECT</text:span><text:span text:style-name="T19"> *</text:span></text:p>
      <text:p text:style-name="Preformatted_20_Text"><text:span text:style-name="T15">FROM</text:span><text:span text:style-name="T18"> </text:span><text:span text:style-name="T20">PRODUCTEURS</text:span></text:p>
      <text:p text:style-name="Preformatted_20_Text"><text:span text:style-name="T15">WHERE</text:span><text:span text:style-name="T18"> </text:span><text:span text:style-name="T20">region</text:span><text:span text:style-name="T18"> = </text:span><text:span text:style-name="T23">'</text:span><text:span text:style-name="T25">Beaujolais</text:span><text:span text:style-name="T23">'</text:span><text:span text:style-name="T18">;</text:span></text:p>
      <text:p text:style-name="P5"><text:span text:style-name="T7">2.3</text:span><text:span text:style-name="T4"> Combien y a-t-il de producteur en Alsace ?(4)</text:span></text:p>
      <text:p text:style-name="Preformatted_20_Text"><text:span text:style-name="T16">SELECT</text:span><text:span text:style-name="T19"> </text:span><text:span text:style-name="T28">COUNT</text:span><text:span text:style-name="T19">(</text:span><text:span text:style-name="T21">num</text:span><text:span text:style-name="T19">) </text:span><text:span text:style-name="T16">AS</text:span><text:span text:style-name="T19"> </text:span><text:span text:style-name="T24">'</text:span><text:span text:style-name="T26">nombre de producteurs en Alsace</text:span><text:span text:style-name="T24">'</text:span></text:p>
      <text:p text:style-name="Preformatted_20_Text"><text:span text:style-name="T15">FROM</text:span><text:span text:style-name="T18"> </text:span><text:span text:style-name="T20">PRODUCTEURS</text:span></text:p>
      <text:p text:style-name="Preformatted_20_Text"><text:span text:style-name="T15">WHERE</text:span><text:span text:style-name="T18"> </text:span><text:span text:style-name="T20">region</text:span><text:span text:style-name="T18"> = </text:span><text:span text:style-name="T23">'</text:span><text:span text:style-name="T25">Alsace</text:span><text:span text:style-name="T23">'</text:span><text:span text:style-name="T18">;</text:span></text:p>
      <text:p text:style-name="P5"><text:span text:style-name="T7">2.4</text:span><text:span text:style-name="T4"> Combien y a-t-il de producteurs par région ? (11 tuples)</text:span></text:p>
      <text:p text:style-name="Preformatted_20_Text"><text:span text:style-name="T16">SELECT</text:span><text:span text:style-name="T19"> </text:span><text:span text:style-name="T21">region</text:span><text:span text:style-name="T19">, </text:span><text:span text:style-name="T28">COUNT</text:span><text:span text:style-name="T19">(</text:span><text:span text:style-name="T21">num</text:span><text:span text:style-name="T19">)</text:span></text:p>
      <text:p text:style-name="Preformatted_20_Text"><text:span text:style-name="T15">FROM</text:span><text:span text:style-name="T18"> </text:span><text:span text:style-name="T20">PRODUCTEURS</text:span></text:p>
      <text:p text:style-name="Preformatted_20_Text"><text:span text:style-name="T15">GROUP</text:span><text:span text:style-name="T18"> </text:span><text:span text:style-name="T15">BY</text:span><text:span text:style-name="T18"> </text:span><text:span text:style-name="T20">region</text:span><text:span text:style-name="T18">;</text:span></text:p>
      <text:p text:style-name="P5"><text:span text:style-name="T7">2.5</text:span><text:span text:style-name="T4"> Quelle est la moyenne des degrés de vins produits en l’an 2000 ? (11.27)</text:span></text:p>
      <text:p text:style-name="Preformatted_20_Text"><text:span text:style-name="T16">SELECT</text:span><text:span text:style-name="T19"> </text:span><text:span text:style-name="T28">ROUND</text:span><text:span text:style-name="T19">(</text:span><text:span text:style-name="T28">AVG</text:span><text:span text:style-name="T19">(</text:span><text:span text:style-name="T21">degre</text:span><text:span text:style-name="T19">), </text:span><text:span text:style-name="T30">2</text:span><text:span text:style-name="T19">)</text:span></text:p>
      <text:p text:style-name="Preformatted_20_Text"><text:span text:style-name="T15">FROM</text:span><text:span text:style-name="T18"> </text:span><text:span text:style-name="T20">VINS</text:span></text:p>
      <text:p text:style-name="Preformatted_20_Text"><text:span text:style-name="T15">WHERE</text:span><text:span text:style-name="T18"> </text:span><text:span text:style-name="T20">annee</text:span><text:span text:style-name="T18"> = </text:span><text:span text:style-name="T29">2000</text:span><text:span text:style-name="T18">;</text:span></text:p>
      <text:p text:style-name="P5"><text:span text:style-name="T7">2.6</text:span><text:span text:style-name="T4"> Afficher les vins (cru, année, degré) contenant le nom « château ». (3 tuples)</text:span></text:p>
      <text:p text:style-name="Preformatted_20_Text"><text:span text:style-name="T16">SELECT</text:span><text:span text:style-name="T19"> </text:span><text:span text:style-name="T21">cru</text:span><text:span text:style-name="T19">, </text:span><text:span text:style-name="T21">annee</text:span><text:span text:style-name="T19">, </text:span><text:span text:style-name="T21">degre</text:span></text:p>
      <text:p text:style-name="Preformatted_20_Text"><text:span text:style-name="T15">FROM</text:span><text:span text:style-name="T18"> </text:span><text:span text:style-name="T20">VINS</text:span></text:p>
      <text:p text:style-name="Preformatted_20_Text"><text:span text:style-name="T15">WHERE</text:span><text:span text:style-name="T18"> </text:span><text:span text:style-name="T20">cru</text:span><text:span text:style-name="T18"> </text:span><text:span text:style-name="T15">LIKE</text:span><text:span text:style-name="T18"> </text:span><text:span text:style-name="T23">'</text:span><text:span text:style-name="T25">%chateau%</text:span><text:span text:style-name="T23">'</text:span><text:span text:style-name="T18">;</text:span></text:p>
      <text:p text:style-name="P5"><text:span text:style-name="T7">2.7</text:span><text:span text:style-name="T4"> Quel sont les degrés minimum et maximum des vins ? (min 10, max 12.6)</text:span></text:p>
      <text:p text:style-name="Preformatted_20_Text"><text:span text:style-name="T16">SELECT</text:span><text:span text:style-name="T19"> </text:span><text:span text:style-name="T28">MIN</text:span><text:span text:style-name="T19">(</text:span><text:span text:style-name="T21">degre</text:span><text:span text:style-name="T19">), </text:span><text:span text:style-name="T28">MAX</text:span><text:span text:style-name="T19">(</text:span><text:span text:style-name="T21">degre</text:span><text:span text:style-name="T19">)</text:span></text:p>
      <text:p text:style-name="Preformatted_20_Text"><text:span text:style-name="T15">FROM</text:span><text:span text:style-name="T18"> </text:span><text:span text:style-name="T20">VINS</text:span><text:span text:style-name="T18">;</text:span></text:p>
      <text:p text:style-name="P5"><text:span text:style-name="T7"/></text:p>
      <text:p text:style-name="P6"><text:span text:style-name="T7">2.8</text:span><text:span text:style-name="T4"> Combien y a-t-il de vin par année ? (17 tuples)</text:span></text:p>
      <text:p text:style-name="Preformatted_20_Text"><text:span text:style-name="T16">SELECT</text:span><text:span text:style-name="T19"> </text:span><text:span text:style-name="T21">annee</text:span><text:span text:style-name="T19">, </text:span><text:span text:style-name="T28">COUNT</text:span><text:span text:style-name="T19">(</text:span><text:span text:style-name="T21">num</text:span><text:span text:style-name="T19">)</text:span></text:p>
      <text:p text:style-name="Preformatted_20_Text"><text:span text:style-name="T15">FROM</text:span><text:span text:style-name="T18"> </text:span><text:span text:style-name="T20">VINS</text:span></text:p>
      <text:p text:style-name="Preformatted_20_Text"><text:span text:style-name="T15">GROUP</text:span><text:span text:style-name="T18"> </text:span><text:span text:style-name="T15">BY</text:span><text:span text:style-name="T18"> </text:span><text:span text:style-name="T20">annee</text:span></text:p>
      <text:p text:style-name="Preformatted_20_Text"><text:span text:style-name="T15">ORDER</text:span><text:span text:style-name="T18"> </text:span><text:span text:style-name="T15">BY</text:span><text:span text:style-name="T18"> </text:span><text:span text:style-name="T20">annee</text:span><text:span text:style-name="T18">;</text:span></text:p>
      <text:p text:style-name="P5"><text:span text:style-name="T7">2.9</text:span><text:span text:style-name="T4"> Quels sont les producteurs de la région du Beaujolais qui ont récolté au moins un vin en quantité supérieure à 300 litres ? On veut les noms et les prénoms des producteurs, avec un tri par ordre alphabétique.</text:span></text:p>
      <text:p text:style-name="P14"> 9 tuples (ou 10)</text:p>
      <text:p text:style-name="Preformatted_20_Text"><text:span text:style-name="T16">SELECT</text:span><text:span text:style-name="T19"> </text:span><text:span text:style-name="T21">num</text:span><text:span text:style-name="T19">, </text:span><text:span text:style-name="T21">nom</text:span><text:span text:style-name="T19">, </text:span><text:span text:style-name="T21">prenom</text:span></text:p>
      <text:p text:style-name="Preformatted_20_Text"><text:span text:style-name="T15">FROM</text:span><text:span text:style-name="T18"> </text:span><text:span text:style-name="T20">PRODUCTEURS</text:span></text:p>
      <text:p text:style-name="Preformatted_20_Text"><text:span text:style-name="T15">WHERE</text:span><text:span text:style-name="T18"> </text:span><text:span text:style-name="T20">num</text:span><text:span text:style-name="T18"> </text:span><text:span text:style-name="T15">IN</text:span><text:span text:style-name="T18"> (</text:span></text:p>
      <text:p text:style-name="Preformatted_20_Text"><text:span text:style-name="T18">    </text:span><text:span text:style-name="T15">SELECT</text:span><text:span text:style-name="T18"> </text:span><text:span text:style-name="T20">nprod</text:span></text:p>
      <text:p text:style-name="Preformatted_20_Text"><text:span text:style-name="T18">    </text:span><text:span text:style-name="T15">FROM</text:span><text:span text:style-name="T18"> </text:span><text:span text:style-name="T20">RECOLTES</text:span></text:p>
      <text:p text:style-name="Preformatted_20_Text"><text:span text:style-name="T18">    </text:span><text:span text:style-name="T15">WHERE</text:span><text:span text:style-name="T18"> </text:span><text:span text:style-name="T20">region</text:span><text:span text:style-name="T18"> = </text:span><text:span text:style-name="T23">'</text:span><text:span text:style-name="T25">Beaujolais</text:span><text:span text:style-name="T23">'</text:span></text:p>
      <text:p text:style-name="Preformatted_20_Text"><text:span text:style-name="T18">    </text:span><text:span text:style-name="T15">GROUP</text:span><text:span text:style-name="T18"> </text:span><text:span text:style-name="T15">BY</text:span><text:span text:style-name="T18"> </text:span><text:span text:style-name="T20">nprod</text:span></text:p>
      <text:p text:style-name="Preformatted_20_Text"><text:span text:style-name="T18">    </text:span><text:span text:style-name="T15">HAVING</text:span><text:span text:style-name="T18"> </text:span><text:span text:style-name="T27">SUM</text:span><text:span text:style-name="T18">(</text:span><text:span text:style-name="T20">quantite</text:span><text:span text:style-name="T18">) &gt; </text:span><text:span text:style-name="T29">300</text:span></text:p>
      <text:p text:style-name="Preformatted_20_Text">    </text:p>
      <text:p text:style-name="Preformatted_20_Text">)</text:p>
      <text:p text:style-name="Preformatted_20_Text"><text:span text:style-name="T15">ORDER</text:span><text:span text:style-name="T18"> </text:span><text:span text:style-name="T15">BY</text:span><text:span text:style-name="T18"> </text:span><text:span text:style-name="T20">nom</text:span><text:span text:style-name="T18">, </text:span><text:span text:style-name="T20">prenom</text:span><text:span text:style-name="T18">;</text:span></text:p>
      <text:p text:style-name="P5"><text:span text:style-name="T4"> </text:span><text:span text:style-name="T7">2.10</text:span><text:span text:style-name="T4"> Réaliser le produit cartésien entre les relations VINS et RECOLTES.</text:span></text:p>
      <text:p text:style-name="P7"><text:span text:style-name="T8"><text:s text:c="4"/></text:span><text:span text:style-name="T9">Attention : </text:span><text:span text:style-name="T8">cette requête n'a pas de sens et elle consomme beaucoup de temps machine.<text:line-break/> <text:s text:c="3"/>Elle est indiquée pour montrer ce qu'il ne faut pas faire en SQL !!!</text:span></text:p>
      <text:p text:style-name="P14">14645 tuples</text:p>
      <text:p text:style-name="Preformatted_20_Text"><text:span text:style-name="T16">SELECT</text:span><text:span text:style-name="T19"> *</text:span></text:p>
      <text:p text:style-name="Preformatted_20_Text"><text:span text:style-name="T15">FROM</text:span><text:span text:style-name="T18"> </text:span><text:span text:style-name="T20">VINS</text:span><text:span text:style-name="T18">, </text:span><text:span text:style-name="T20">RECOLTES</text:span><text:span text:style-name="T18">;</text:span></text:p>
      <text:p text:style-name="P5"><text:span text:style-name="T7">2.11</text:span><text:span text:style-name="T4"> Donner la liste des numéros de vin qui ont un degré supérieur à 12 ou qui ont été produits par le producteur numéro 24.</text:span></text:p>
      <text:p text:style-name="P14">18 tuples (ou 15)</text:p>
      <text:p text:style-name="Preformatted_20_Text"><text:span text:style-name="T16">SELECT</text:span><text:span text:style-name="T19"> </text:span><text:span text:style-name="T21">num</text:span></text:p>
      <text:p text:style-name="Preformatted_20_Text"><text:span text:style-name="T15">FROM</text:span><text:span text:style-name="T18"> </text:span><text:span text:style-name="T20">VINS</text:span><text:span text:style-name="T18"> </text:span><text:span text:style-name="T20">V</text:span></text:p>
      <text:p text:style-name="Preformatted_20_Text"><text:span text:style-name="T15">JOIN</text:span><text:span text:style-name="T18"> </text:span><text:span text:style-name="T20">RECOLTES</text:span><text:span text:style-name="T18"> </text:span><text:span text:style-name="T20">R</text:span><text:span text:style-name="T18"> </text:span><text:span text:style-name="T15">ON</text:span><text:span text:style-name="T18"> </text:span><text:span text:style-name="T20">R</text:span><text:span text:style-name="T18">.</text:span><text:span text:style-name="T20">nvin</text:span><text:span text:style-name="T18"> = </text:span><text:span text:style-name="T20">V</text:span><text:span text:style-name="T18">.</text:span><text:span text:style-name="T20">num</text:span></text:p>
      <text:p text:style-name="Preformatted_20_Text"><text:span text:style-name="T15">WHERE</text:span><text:span text:style-name="T18"> </text:span></text:p>
      <text:p text:style-name="Preformatted_20_Text"><text:span text:style-name="T18">    </text:span><text:span text:style-name="T20">V</text:span><text:span text:style-name="T18">.</text:span><text:span text:style-name="T20">degre</text:span><text:span text:style-name="T18"> &gt; </text:span><text:span text:style-name="T29">12</text:span><text:span text:style-name="T18"> </text:span><text:span text:style-name="T15">OR</text:span></text:p>
      <text:p text:style-name="Preformatted_20_Text"><text:span text:style-name="T18">    </text:span><text:span text:style-name="T20">R</text:span><text:span text:style-name="T18">.</text:span><text:span text:style-name="T20">nprod</text:span><text:span text:style-name="T18"> = </text:span><text:span text:style-name="T29">24</text:span><text:span text:style-name="T18">;</text:span></text:p>
      <text:p text:style-name="P5"><text:span text:style-name="T7">2.12</text:span><text:span text:style-name="T4"> Donner les noms des producteurs du vin numéro 12, par ordre alphabétique.</text:span></text:p>
      <text:p text:style-name="P14">3 tuples</text:p>
      <text:p text:style-name="Preformatted_20_Text"><text:span text:style-name="T16">SELECT</text:span><text:span text:style-name="T19"> </text:span><text:span text:style-name="T21">P</text:span><text:span text:style-name="T19">.</text:span><text:span text:style-name="T21">nom</text:span></text:p>
      <text:p text:style-name="Preformatted_20_Text"><text:span text:style-name="T15">FROM</text:span><text:span text:style-name="T18"> </text:span><text:span text:style-name="T20">PRODUCTEURS</text:span><text:span text:style-name="T18"> </text:span><text:span text:style-name="T20">P</text:span></text:p>
      <text:p text:style-name="Preformatted_20_Text"><text:span text:style-name="T15">JOIN</text:span><text:span text:style-name="T18"> </text:span><text:span text:style-name="T20">RECOLTES</text:span><text:span text:style-name="T18"> </text:span><text:span text:style-name="T20">R</text:span><text:span text:style-name="T18"> </text:span><text:span text:style-name="T15">ON</text:span><text:span text:style-name="T18"> </text:span><text:span text:style-name="T20">R</text:span><text:span text:style-name="T18">.</text:span><text:span text:style-name="T20">nvin</text:span><text:span text:style-name="T18"> = </text:span><text:span text:style-name="T20">P</text:span><text:span text:style-name="T18">.</text:span><text:span text:style-name="T20">num</text:span></text:p>
      <text:p text:style-name="Preformatted_20_Text"><text:span text:style-name="T15">WHERE</text:span><text:span text:style-name="T18"> </text:span><text:span text:style-name="T20">R</text:span><text:span text:style-name="T18">.</text:span><text:span text:style-name="T20">nvin</text:span><text:span text:style-name="T18"> = </text:span><text:span text:style-name="T29">12</text:span></text:p>
      <text:p text:style-name="Preformatted_20_Text"><text:span text:style-name="T15">ORDER</text:span><text:span text:style-name="T18"> </text:span><text:span text:style-name="T15">BY</text:span><text:span text:style-name="T18"> </text:span><text:span text:style-name="T20">P</text:span><text:span text:style-name="T18">.</text:span><text:span text:style-name="T20">nom</text:span><text:span text:style-name="T18">;</text:span></text:p>
      <text:p text:style-name="P5"><text:span text:style-name="T7"/></text:p>
      <text:p text:style-name="P6"><text:span text:style-name="T7">2.13</text:span><text:span text:style-name="T4"> Donner les noms des producteurs qui produisent du vin numéro 20 en quantité supérieure à 50.</text:span></text:p>
      <text:p text:style-name="P14">1 tuple</text:p>
      <text:p text:style-name="Preformatted_20_Text"><text:span text:style-name="T15">SELECT</text:span><text:span text:style-name="T18"> </text:span><text:span text:style-name="T20">P</text:span><text:span text:style-name="T18">.</text:span><text:span text:style-name="T20">nom</text:span></text:p>
      <text:p text:style-name="Preformatted_20_Text"><text:span text:style-name="T15">FROM</text:span><text:span text:style-name="T18"> </text:span><text:span text:style-name="T20">PRODUCTEURS</text:span><text:span text:style-name="T18"> </text:span><text:span text:style-name="T20">P</text:span></text:p>
      <text:p text:style-name="Preformatted_20_Text"><text:span text:style-name="T15">JOIN</text:span><text:span text:style-name="T18"> </text:span><text:span text:style-name="T20">RECOLTES</text:span><text:span text:style-name="T18"> </text:span><text:span text:style-name="T20">R</text:span><text:span text:style-name="T18"> </text:span><text:span text:style-name="T15">ON</text:span><text:span text:style-name="T18"> </text:span><text:span text:style-name="T20">P</text:span><text:span text:style-name="T18">.</text:span><text:span text:style-name="T20">num</text:span><text:span text:style-name="T18"> = </text:span><text:span text:style-name="T20">R</text:span><text:span text:style-name="T18">.</text:span><text:span text:style-name="T20">nprod</text:span></text:p>
      <text:p text:style-name="Preformatted_20_Text"><text:span text:style-name="T15">WHERE</text:span><text:span text:style-name="T18"> </text:span><text:span text:style-name="T20">nvin</text:span><text:span text:style-name="T18"> = </text:span><text:span text:style-name="T29">20</text:span></text:p>
      <text:p text:style-name="Preformatted_20_Text"><text:span text:style-name="T15">GROUP</text:span><text:span text:style-name="T18"> </text:span><text:span text:style-name="T15">BY</text:span><text:span text:style-name="T18"> </text:span><text:span text:style-name="T20">P</text:span><text:span text:style-name="T18">.</text:span><text:span text:style-name="T20">nom</text:span></text:p>
      <text:p text:style-name="Preformatted_20_Text"><text:span text:style-name="T15">HAVING</text:span><text:span text:style-name="T18"> </text:span><text:span text:style-name="T27">SUM</text:span><text:span text:style-name="T18">(</text:span><text:span text:style-name="T20">quantite</text:span><text:span text:style-name="T18">) &gt; </text:span><text:span text:style-name="T29">50</text:span></text:p>
      <text:p text:style-name="P5"><text:span text:style-name="T11">2.14</text:span><text:span text:style-name="T12"> Donner les numéros, noms et prénoms des producteurs qui ne produisent aucun vin.</text:span></text:p>
      <text:p text:style-name="P15">66 tuples</text:p>
      <text:p text:style-name="P10"><text:span text:style-name="T16">SELECT</text:span><text:span text:style-name="T19"> </text:span><text:span text:style-name="T21">P</text:span><text:span text:style-name="T19">.</text:span><text:span text:style-name="T21">num</text:span><text:span text:style-name="T19">, </text:span><text:span text:style-name="T21">P</text:span><text:span text:style-name="T19">.</text:span><text:span text:style-name="T21">nom</text:span><text:span text:style-name="T19">, </text:span><text:span text:style-name="T21">P</text:span><text:span text:style-name="T19">.</text:span><text:span text:style-name="T21">prenom</text:span></text:p>
      <text:p text:style-name="Preformatted_20_Text"><text:span text:style-name="T15">FROM</text:span><text:span text:style-name="T18"> </text:span><text:span text:style-name="T20">PRODUCTEURS</text:span><text:span text:style-name="T18"> </text:span><text:span text:style-name="T20">P</text:span></text:p>
      <text:p text:style-name="Preformatted_20_Text"><text:span text:style-name="T15">WHERE</text:span><text:span text:style-name="T18"> </text:span><text:span text:style-name="T20">P</text:span><text:span text:style-name="T18">.</text:span><text:span text:style-name="T20">num</text:span><text:span text:style-name="T18"> </text:span><text:span text:style-name="T15">NOT</text:span><text:span text:style-name="T18"> </text:span><text:span text:style-name="T15">IN</text:span><text:span text:style-name="T18"> (</text:span></text:p>
      <text:p text:style-name="Preformatted_20_Text"><text:span text:style-name="T18">    </text:span><text:span text:style-name="T15">SELECT</text:span><text:span text:style-name="T18"> </text:span><text:span text:style-name="T20">R</text:span><text:span text:style-name="T18">.</text:span><text:span text:style-name="T20">nprod</text:span></text:p>
      <text:p text:style-name="Preformatted_20_Text"><text:span text:style-name="T18">    </text:span><text:span text:style-name="T15">FROM</text:span><text:span text:style-name="T18"> </text:span><text:span text:style-name="T20">RECOLTES</text:span><text:span text:style-name="T18"> </text:span><text:span text:style-name="T20">R</text:span></text:p>
      <text:p text:style-name="Preformatted_20_Text">);</text:p>
      <text:p text:style-name="P5"><text:span text:style-name="T11">2.15</text:span><text:span text:style-name="T12"> Donner les crus qui ne sont pas produits. <text:s text:c="3"/>1 tuple</text:span></text:p>
      <text:p text:style-name="Preformatted_20_Text"><text:span text:style-name="T16">SELECT</text:span><text:span text:style-name="T19"> </text:span><text:span text:style-name="T21">V</text:span><text:span text:style-name="T19">.</text:span><text:span text:style-name="T21">cru</text:span></text:p>
      <text:p text:style-name="Preformatted_20_Text"><text:span text:style-name="T15">FROM</text:span><text:span text:style-name="T18"> </text:span><text:span text:style-name="T20">VINS</text:span><text:span text:style-name="T18"> </text:span><text:span text:style-name="T20">V</text:span></text:p>
      <text:p text:style-name="Preformatted_20_Text"><text:span text:style-name="T15">WHERE</text:span><text:span text:style-name="T18"> </text:span><text:span text:style-name="T20">V</text:span><text:span text:style-name="T18">.</text:span><text:span text:style-name="T20">num</text:span><text:span text:style-name="T18"> </text:span><text:span text:style-name="T15">NOT</text:span><text:span text:style-name="T18"> </text:span><text:span text:style-name="T15">IN</text:span><text:span text:style-name="T18"> (</text:span></text:p>
      <text:p text:style-name="Preformatted_20_Text"><text:span text:style-name="T18">    </text:span><text:span text:style-name="T15">SELECT</text:span><text:span text:style-name="T18"> </text:span><text:span text:style-name="T20">nvin</text:span></text:p>
      <text:p text:style-name="Preformatted_20_Text"><text:span text:style-name="T18">    </text:span><text:span text:style-name="T15">FROM</text:span><text:span text:style-name="T18"> </text:span><text:span text:style-name="T20">RECOLTES</text:span></text:p>
      <text:p text:style-name="Preformatted_20_Text">);</text:p>
      <text:p text:style-name="P5"><text:span text:style-name="T7">2.16</text:span><text:span text:style-name="T4"> Donner les numéros de vins et crus produits par au moins deux producteurs de deux régions différentes.</text:span></text:p>
      <text:p text:style-name="P5"><text:span text:style-name="T4">10 tuples </text:span><text:span text:style-name="T32">///// </text:span><text:span text:style-name="T33">cette requete retourne 19 tuples</text:span></text:p>
      <text:p text:style-name="Preformatted_20_Text"><text:span text:style-name="T17">SELECT</text:span><text:span text:style-name="T31"> </text:span><text:span text:style-name="T22">V</text:span><text:span text:style-name="T31">.</text:span><text:span text:style-name="T22">num</text:span><text:span text:style-name="T31">, </text:span><text:span text:style-name="T22">V</text:span><text:span text:style-name="T31">.</text:span><text:span text:style-name="T22">cru</text:span></text:p>
      <text:p text:style-name="Preformatted_20_Text"><text:span text:style-name="T15">FROM</text:span><text:span text:style-name="T18"> </text:span><text:span text:style-name="T20">VINS</text:span><text:span text:style-name="T18"> </text:span><text:span text:style-name="T20">V</text:span></text:p>
      <text:p text:style-name="Preformatted_20_Text"><text:span text:style-name="T15">WHERE</text:span><text:span text:style-name="T18"> </text:span><text:span text:style-name="T20">V</text:span><text:span text:style-name="T18">.</text:span><text:span text:style-name="T20">num</text:span><text:span text:style-name="T18"> </text:span><text:span text:style-name="T15">IN</text:span><text:span text:style-name="T18"> (</text:span></text:p>
      <text:p text:style-name="Preformatted_20_Text"><text:span text:style-name="T18">    </text:span><text:span text:style-name="T15">SELECT</text:span><text:span text:style-name="T18"> </text:span><text:span text:style-name="T20">R</text:span><text:span text:style-name="T18">.</text:span><text:span text:style-name="T20">nvin</text:span></text:p>
      <text:p text:style-name="Preformatted_20_Text"><text:span text:style-name="T18">    </text:span><text:span text:style-name="T15">FROM</text:span><text:span text:style-name="T18"> </text:span><text:span text:style-name="T20">RECOLTES</text:span><text:span text:style-name="T18"> </text:span><text:span text:style-name="T20">R</text:span></text:p>
      <text:p text:style-name="Preformatted_20_Text"><text:span text:style-name="T18">    </text:span><text:span text:style-name="T15">JOIN</text:span><text:span text:style-name="T18"> </text:span><text:span text:style-name="T20">PRODUCTEURS</text:span><text:span text:style-name="T18"> </text:span><text:span text:style-name="T20">P</text:span><text:span text:style-name="T18"> </text:span><text:span text:style-name="T15">ON</text:span><text:span text:style-name="T18"> </text:span><text:span text:style-name="T20">P</text:span><text:span text:style-name="T18">.</text:span><text:span text:style-name="T20">num</text:span><text:span text:style-name="T18"> = </text:span><text:span text:style-name="T20">R</text:span><text:span text:style-name="T18">.</text:span><text:span text:style-name="T20">nprod</text:span></text:p>
      <text:p text:style-name="Preformatted_20_Text"><text:span text:style-name="T18">    </text:span><text:span text:style-name="T15">GROUP</text:span><text:span text:style-name="T18"> </text:span><text:span text:style-name="T15">BY</text:span><text:span text:style-name="T18"> </text:span><text:span text:style-name="T20">R</text:span><text:span text:style-name="T18">.</text:span><text:span text:style-name="T20">nvin</text:span></text:p>
      <text:p text:style-name="Preformatted_20_Text"><text:span text:style-name="T18">    </text:span><text:span text:style-name="T15">HAVING</text:span><text:span text:style-name="T18"> </text:span><text:span text:style-name="T27">COUNT</text:span><text:span text:style-name="T18">(</text:span><text:span text:style-name="T15">DISTINCT</text:span><text:span text:style-name="T18"> </text:span><text:span text:style-name="T20">P</text:span><text:span text:style-name="T18">.</text:span><text:span text:style-name="T20">region</text:span><text:span text:style-name="T18">) &gt;= </text:span><text:span text:style-name="T29">2</text:span></text:p>
      <text:p text:style-name="Preformatted_20_Text">);</text:p>
      <text:p text:style-name="P1"/>
      <text:p text:style-name="P2"><text:span text:style-name="T14">2.17 </text:span><text:span text:style-name="T13">Donner le numéro du vin produit en plus grande quantité.</text:span></text:p>
      <text:p text:style-name="P15">1 tuple</text:p>
      <text:p text:style-name="Preformatted_20_Text"><text:span text:style-name="T15">SELECT</text:span><text:span text:style-name="T18"> </text:span><text:span text:style-name="T20">nvin</text:span></text:p>
      <text:p text:style-name="Preformatted_20_Text"><text:span text:style-name="T15">FROM</text:span><text:span text:style-name="T18"> </text:span><text:span text:style-name="T20">RECOLTES</text:span></text:p>
      <text:p text:style-name="Preformatted_20_Text"><text:span text:style-name="T15">GROUP</text:span><text:span text:style-name="T18"> </text:span><text:span text:style-name="T15">BY</text:span><text:span text:style-name="T18"> </text:span><text:span text:style-name="T20">nvin</text:span></text:p>
      <text:p text:style-name="Preformatted_20_Text"><text:span text:style-name="T15">ORDER</text:span><text:span text:style-name="T18"> </text:span><text:span text:style-name="T15">BY</text:span><text:span text:style-name="T18"> </text:span><text:span text:style-name="T27">SUM</text:span><text:span text:style-name="T18">(</text:span><text:span text:style-name="T20">quantite</text:span><text:span text:style-name="T18">) </text:span><text:span text:style-name="T15">DESC</text:span></text:p>
      <text:p text:style-name="Preformatted_20_Text"><text:span text:style-name="T15">LIMIT</text:span><text:span text:style-name="T18"> </text:span><text:span text:style-name="T29">1</text:span><text:span text:style-name="T18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9T18:05:11.765000000</dc:date>
    <meta:editing-duration>PT1H1M34S</meta:editing-duration>
    <meta:editing-cycles>24</meta:editing-cycles>
    <meta:generator>LibreOffice/7.6.4.1$Windows_X86_64 LibreOffice_project/e19e193f88cd6c0525a17fb7a176ed8e6a3e2aa1</meta:generator>
    <meta:document-statistic meta:table-count="0" meta:image-count="0" meta:object-count="1" meta:page-count="4" meta:paragraph-count="119" meta:word-count="761" meta:character-count="4370" meta:non-whitespace-character-count="3645"/>
  </office:meta>
</office:document-meta>
</file>